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F000003308EA5386F65CDEEB6.png" manifest:media-type="image/png"/>
  <manifest:file-entry manifest:full-path="Pictures/10000000000005AD00000327E8ABDD21BFF644B5.png" manifest:media-type="image/png"/>
  <manifest:file-entry manifest:full-path="Pictures/10000000000005AA0000032F16734A0200DB6037.png" manifest:media-type="image/png"/>
  <manifest:file-entry manifest:full-path="Pictures/10000000000007BB00000447E5BC44AB9C971170.png" manifest:media-type="image/png"/>
  <manifest:file-entry manifest:full-path="Pictures/10000000000005AC00000335087502E4B3979C41.png" manifest:media-type="image/png"/>
  <manifest:file-entry manifest:full-path="Pictures/10000000000005B00000033025F3098FF7EFEC6C.png" manifest:media-type="image/png"/>
  <manifest:file-entry manifest:full-path="Pictures/10000000000005AC00000335B025C304EAB4B2FD.png" manifest:media-type="image/png"/>
  <manifest:file-entry manifest:full-path="Pictures/10000000000005AE00000333AC2762862BA3458C.png" manifest:media-type="image/png"/>
  <manifest:file-entry manifest:full-path="Pictures/100002010000070D0000036C483ED791A7D5D1A2.png" manifest:media-type="image/png"/>
  <manifest:file-entry manifest:full-path="Pictures/10000000000005AF00000333C80F927687F04063.png" manifest:media-type="image/png"/>
  <manifest:file-entry manifest:full-path="Pictures/10000000000005B500000331C6D91CEB6E429155.png" manifest:media-type="image/png"/>
  <manifest:file-entry manifest:full-path="Pictures/1000000000000B8000000652956CDE69412885E1.png" manifest:media-type="image/png"/>
  <manifest:file-entry manifest:full-path="Pictures/1000000000000B800000065226044CA4A0874CE2.png" manifest:media-type="image/png"/>
  <manifest:file-entry manifest:full-path="Pictures/1000000000000B5E000005D45ECFAAD9DA927B58.png" manifest:media-type="image/png"/>
  <manifest:file-entry manifest:full-path="Pictures/10000000000005AC0000032FCED6B3E1140FB9D0.png" manifest:media-type="image/png"/>
  <manifest:file-entry manifest:full-path="Pictures/10000000000005AF00000334952DF68D9264AA67.png" manifest:media-type="image/png"/>
  <manifest:file-entry manifest:full-path="Pictures/10000000000005AC0000032C72E2C4E0FDC6B2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r2" style:family="presentation" style:parent-style-name="기본값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27.999cm" svg:height="15.75cm" svg:x="0.03cm" svg:y="0cm">
          <draw:image xlink:href="Pictures/10000000000005AD00000327E8ABDD21BFF644B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37cm" svg:x="0cm" svg:y="0cm">
          <draw:image xlink:href="Pictures/10000000000005AA0000032F16734A0200DB603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8cm" svg:height="15.749cm" svg:x="0cm" svg:y="0cm">
          <draw:image xlink:href="Pictures/10000000000005AC00000335B025C304EAB4B2F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99cm" svg:height="15.741cm" svg:x="0cm" svg:y="0.009cm">
          <draw:image xlink:href="Pictures/10000000000005B00000033025F3098FF7EFEC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02cm" svg:x="0.001cm" svg:y="0.048cm">
          <draw:image xlink:href="Pictures/10000000000005AF000003308EA5386F65CDEE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6cm" svg:height="15.749cm" svg:x="0.05cm" svg:y="0cm">
          <draw:image xlink:href="Pictures/10000000000005AE00000333AC2762862BA3458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8cm" svg:height="15.749cm" svg:x="0cm" svg:y="0.001cm">
          <draw:image xlink:href="Pictures/10000000000005AF00000333C80F927687F040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draw:style-name="gr3" draw:text-style-name="P3" draw:layer="layout" svg:width="28cm" svg:height="15.749cm" svg:x="0cm" svg:y="0.001cm">
          <draw:image xlink:href="Pictures/10000000000005AC00000335087502E4B3979C41.png" xlink:type="simple" xlink:show="embed" xlink:actuate="onLoad">
            <text:p/>
          </draw:image>
        </draw:frame>
        <draw:frame draw:style-name="gr3" draw:text-style-name="P3" draw:layer="layout" svg:width="28.944cm" svg:height="12.75cm" svg:x="0cm" svg:y="3cm">
          <draw:image xlink:href="Pictures/100002010000070D0000036C483ED791A7D5D1A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draw:style-name="gr4" draw:text-style-name="P1" draw:layer="layout" svg:width="27.999cm" svg:height="15.75cm" svg:x="0.001cm" svg:y="0cm">
          <draw:image xlink:href="Pictures/10000000000005B500000331C6D91CEB6E429155.png" xlink:type="simple" xlink:show="embed" xlink:actuate="onLoad">
            <text:p text:style-name="P3">ㅇㅇ</text:p>
          </draw:image>
        </draw:frame>
        <draw:frame draw:style-name="gr3" draw:text-style-name="P3" draw:layer="layout" svg:width="16.8cm" svg:height="9.295cm" svg:x="4.4cm" svg:y="5.305cm">
          <draw:image xlink:href="Pictures/10000000000007BB00000447E5BC44AB9C971170.png" xlink:type="simple" xlink:show="embed" xlink:actuate="onLoad">
            <text:p/>
          </draw:image>
        </draw:frame>
        <draw:frame draw:style-name="gr5" draw:text-style-name="P4" draw:layer="layout" svg:width="3.465cm" svg:height="0.886cm" svg:x="4.735cm" svg:y="13.2cm">
          <draw:text-box>
            <text:p>영화 예매 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office:forms form:automatic-focus="false" form:apply-design-mode="false"/>
        <draw:frame draw:style-name="gr4" draw:text-style-name="P1" draw:layer="layout" svg:width="27.999cm" svg:height="15.75cm" svg:x="0cm" svg:y="0cm">
          <draw:image xlink:href="Pictures/10000000000005B500000331C6D91CEB6E429155.png" xlink:type="simple" xlink:show="embed" xlink:actuate="onLoad">
            <text:p/>
          </draw:image>
        </draw:frame>
        <draw:frame draw:style-name="gr3" draw:text-style-name="P3" draw:layer="layout" svg:width="16.828cm" svg:height="9.248cm" svg:x="4.6cm" svg:y="5.352cm">
          <draw:image xlink:href="Pictures/1000000000000B8000000652956CDE69412885E1.png" xlink:type="simple" xlink:show="embed" xlink:actuate="onLoad">
            <text:p/>
          </draw:image>
        </draw:frame>
        <draw:frame draw:style-name="gr5" draw:text-style-name="P4" draw:layer="layout" svg:width="3.042cm" svg:height="0.886cm" svg:x="17cm" svg:y="13.2cm">
          <draw:text-box>
            <text:p>영화관리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5cm" svg:x="0cm" svg:y="0cm">
          <draw:image xlink:href="Pictures/10000000000005B500000331C6D91CEB6E429155.png" xlink:type="simple" xlink:show="embed" xlink:actuate="onLoad">
            <text:p/>
          </draw:image>
        </draw:frame>
        <draw:frame draw:style-name="gr3" draw:text-style-name="P3" draw:layer="layout" svg:width="18.028cm" svg:height="9.907cm" svg:x="4.4cm" svg:y="4.893cm">
          <draw:image xlink:href="Pictures/1000000000000B800000065226044CA4A0874CE2.png" xlink:type="simple" xlink:show="embed" xlink:actuate="onLoad">
            <text:p/>
          </draw:image>
        </draw:frame>
        <draw:frame draw:style-name="gr5" draw:text-style-name="P4" draw:layer="layout" svg:width="3.254cm" svg:height="0.886cm" svg:x="17cm" svg:y="12.8cm">
          <draw:text-box>
            <text:p>고객 관리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5cm" svg:x="0cm" svg:y="0cm">
          <draw:image xlink:href="Pictures/10000000000005B500000331C6D91CEB6E429155.png" xlink:type="simple" xlink:show="embed" xlink:actuate="onLoad">
            <text:p/>
          </draw:image>
        </draw:frame>
        <draw:frame draw:style-name="gr3" draw:text-style-name="P3" draw:layer="layout" svg:width="19.399cm" svg:height="9.946cm" svg:x="3.8cm" svg:y="5.2cm">
          <draw:image xlink:href="Pictures/1000000000000B5E000005D45ECFAAD9DA927B58.png" xlink:type="simple" xlink:show="embed" xlink:actuate="onLoad">
            <text:p/>
          </draw:image>
        </draw:frame>
        <draw:frame draw:style-name="gr5" draw:text-style-name="P4" draw:layer="layout" svg:width="3.254cm" svg:height="0.886cm" svg:x="17.4cm" svg:y="13.4cm">
          <draw:text-box>
            <text:p>댓글 관리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15cm" svg:x="0.03cm" svg:y="0.035cm">
          <draw:image xlink:href="Pictures/10000000000005AC0000032FCED6B3E1140FB9D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45cm" svg:height="15.749cm" svg:x="0.055cm" svg:y="0.001cm">
          <draw:image xlink:href="Pictures/10000000000005AF00000334952DF68D9264AA6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office:forms form:automatic-focus="false" form:apply-design-mode="false"/>
        <draw:frame draw:style-name="gr1" draw:text-style-name="P1" draw:layer="layout" svg:width="27.999cm" svg:height="15.75cm" svg:x="0.03cm" svg:y="0cm">
          <draw:image xlink:href="Pictures/10000000000005AC0000032C72E2C4E0FDC6B2D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00:38.120000000</meta:creation-date>
    <dc:date>2018-02-08T18:04:26.996000000</dc:date>
    <meta:editing-duration>PT14M21S</meta:editing-duration>
    <meta:editing-cycles>3</meta:editing-cycles>
    <meta:generator>LibreOffice/5.4.3.2$Windows_X86_64 LibreOffice_project/92a7159f7e4af62137622921e809f8546db437e5</meta:generator>
    <meta:document-statistic meta:object-count="76"/>
  </office:meta>
</office:document-meta>
</file>